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objectwithoutfill">
      <style:graphic-properties draw:marker-end="Arrow" draw:marker-end-width="0.5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5" draw:id="id15" draw:layer="layout" svg:width="0.9cm" svg:height="1.1cm" svg:x="9.8cm" svg:y="13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0.9cm" svg:height="1.1cm" svg:x="27.1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0.9cm" svg:height="1.1cm" svg:x="17.9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0.9cm" svg:height="1.1cm" svg:x="16.222cm" svg:y="13.6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0.9cm" svg:height="1.1cm" svg:x="20.167cm" svg:y="13.7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0.9cm" svg:height="1.1cm" svg:x="23.848cm" svg:y="13.6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0.9cm" svg:height="1.1cm" svg:x="21.1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9cm" svg:height="1.1cm" svg:x="23.6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9cm" svg:height="1.1cm" svg:x="13.2cm" svg:y="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0.9cm" svg:height="1.1cm" svg:x="10.8cm" svg:y="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9cm" svg:height="1.1cm" svg:x="7.9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9cm" svg:height="1.1cm" svg:x="13.4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9cm" svg:height="1.1cm" svg:x="16.4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9cm" svg:height="1.1cm" svg:x="18.7cm" svg:y="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9cm" svg:height="1.1cm" svg:x="18.7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16.4cm" svg:height="2cm" svg:x="5.7cm" svg:y="1.1cm">
          <text:p text:style-name="P1">gpioInit :: Int -&gt; Int -&gt; IO (Ptr Gpio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.4cm" svg:y1="11.6cm" svg:x2="28.2cm" svg:y2="11.6cm">
          <text:p/>
        </draw:line>
        <draw:frame draw:style-name="gr4" draw:layer="layout" svg:width="3.5cm" svg:height="1.428cm" svg:x="25.2cm" svg:y="10.072cm">
          <draw:text-box>
            <text:p>Haskell</text:p>
          </draw:text-box>
        </draw:frame>
        <draw:frame draw:style-name="gr4" draw:layer="layout" svg:width="1.5cm" svg:height="1.428cm" svg:x="26.1cm" svg:y="11.572cm">
          <draw:text-box>
            <text:p>C</text:p>
          </draw:text-box>
        </draw:frame>
        <draw:custom-shape draw:style-name="gr2" draw:text-style-name="P1" draw:layer="layout" svg:width="15.2cm" svg:height="2cm" svg:x="1.4cm" svg:y="8.1cm">
          <text:p text:style-name="P1">mallocBytes :: Int -&gt; IO (Ptr Gpio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8.6cm" svg:height="2cm" svg:x="9.9cm" svg:y="5.1cm">
          <text:p text:style-name="P1">c_gpio_init :: Ptr GpioT -&gt; Int -&gt; Int -&gt; IO 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9.15cm" svg:y1="5.4cm" svg:x2="19.15cm" svg:y2="2.8cm" draw:start-shape="id1" draw:start-glue-point="0" draw:end-shape="id2" draw:end-glue-point="2" svg:d="m19150 5400v-2600" svg:viewBox="0 0 1 2601">
          <text:p/>
        </draw:connector>
        <draw:connector draw:style-name="gr5" draw:text-style-name="P1" draw:layer="layout" draw:type="curve" svg:x1="13.85cm" svg:y1="8.5cm" svg:x2="16.85cm" svg:y2="6.7cm" draw:start-shape="id3" draw:start-glue-point="0" draw:end-shape="id4" draw:end-glue-point="2" svg:d="m13850 8500c0-1350 3000-450 3000-1800" svg:viewBox="0 0 3001 1801">
          <text:p/>
        </draw:connector>
        <draw:custom-shape draw:style-name="gr2" draw:text-style-name="P1" xml:id="id5" draw:id="id5" draw:layer="layout" svg:width="7.1cm" svg:height="2cm" svg:x="1.2cm" svg:y="13.2cm">
          <text:p text:style-name="P1">sizeof(gpio_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4.75cm" svg:y1="13.2cm" svg:x2="8.35cm" svg:y2="9.7cm" draw:start-shape="id5" draw:start-glue-point="0" draw:end-shape="id6" svg:d="m4750 13200c0-2662 3600-913 3600-3500" svg:viewBox="0 0 3601 3501">
          <text:p/>
        </draw:connector>
        <draw:connector draw:style-name="gr5" draw:text-style-name="P1" draw:layer="layout" draw:type="curve" svg:x1="13.65cm" svg:y1="2.7cm" svg:x2="24.05cm" svg:y2="5.6cm" draw:start-shape="id7" draw:end-shape="id8" draw:end-glue-point="0" svg:d="m13650 2700c0 2175 10400 725 10400 2900" svg:viewBox="0 0 10401 2901">
          <text:p/>
        </draw:connector>
        <draw:connector draw:style-name="gr5" draw:text-style-name="P1" draw:layer="layout" draw:type="curve" svg:x1="11.25cm" svg:y1="2.8cm" svg:x2="21.55cm" svg:y2="5.6cm" draw:start-shape="id9" draw:end-shape="id10" draw:end-glue-point="0" svg:d="m11250 2800c0 2100 10300 700 10300 2800" svg:viewBox="0 0 10301 2801">
          <text:p/>
        </draw:connector>
        <draw:custom-shape draw:style-name="gr2" draw:text-style-name="P1" draw:layer="layout" svg:width="19.636cm" svg:height="2cm" svg:x="8.8cm" svg:y="13.213cm">
          <text:p text:style-name="P1">void gpio_init (gpio_t *, PinName, PinDirect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8.35cm" svg:y1="6.8cm" svg:x2="16.672cm" svg:y2="13.686cm" draw:start-shape="id11" draw:start-glue-point="2" draw:end-shape="id12" draw:end-glue-point="0" svg:d="m18350 6800c0 5164-1678 1722-1678 6886" svg:viewBox="0 0 1679 6887">
          <text:p/>
        </draw:connector>
        <draw:connector draw:style-name="gr5" draw:text-style-name="P1" draw:layer="layout" draw:type="curve" svg:x1="21.55cm" svg:y1="6.7cm" svg:x2="20.617cm" svg:y2="13.757cm" draw:start-shape="id10" draw:start-glue-point="2" draw:end-shape="id13" draw:end-glue-point="0" svg:d="m21550 6700c0 5293-933 1765-933 7057" svg:viewBox="0 0 934 7058">
          <text:p/>
        </draw:connector>
        <draw:connector draw:style-name="gr5" draw:text-style-name="P1" draw:layer="layout" draw:type="curve" svg:x1="24.05cm" svg:y1="6.7cm" svg:x2="24.298cm" svg:y2="13.698cm" draw:start-shape="id8" draw:start-glue-point="2" draw:end-shape="id14" svg:d="m24050 6700c0 5248 248 1750 248 6998" svg:viewBox="0 0 249 6999">
          <text:p/>
        </draw:connector>
        <draw:connector draw:style-name="gr5" draw:text-style-name="P1" draw:layer="layout" draw:type="curve" svg:x1="10.25cm" svg:y1="13.6cm" svg:x2="27.55cm" svg:y2="6.8cm" draw:start-shape="id15" draw:start-glue-point="0" draw:end-shape="id16" draw:end-glue-point="2" svg:d="m10250 13600c0-5100 17300-1700 17300-6800" svg:viewBox="0 0 17301 6801">
          <text:p/>
        </draw:connector>
        <draw:connector draw:style-name="gr5" draw:text-style-name="P1" draw:layer="layout" draw:type="curve" svg:x1="2.85cm" svg:y1="1.3cm" svg:x2="5.7cm" svg:y2="2.1cm" draw:start-shape="id17" draw:start-glue-point="2" draw:end-shape="id18" svg:d="m2850 1300c0 534 950 800 2850 800" svg:viewBox="0 0 2851 801">
          <text:p/>
        </draw:connector>
        <draw:custom-shape draw:style-name="gr1" draw:text-style-name="P1" xml:id="id17" draw:id="id17" draw:layer="layout" svg:width="0.9cm" svg:height="0.4cm" svg:x="2.4cm" svg:y="0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size="24pt" fo:font-style="normal" fo:text-shadow="none" style:text-underline-style="none" fo:font-weight="normal" style:letter-kerning="true" style:font-name-asian="VL ゴシック" style:font-size-asian="24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6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9-15T16:23:02.593431705</dc:date>
    <dc:creator>Okabe Kiwamu</dc:creator>
    <meta:editing-duration>PT3H17M58S</meta:editing-duration>
    <meta:editing-cycles>303</meta:editing-cycles>
    <meta:generator>LibreOffice/4.1.1.2$Linux_X86_64 LibreOffice_project/410m0$Build-2</meta:generator>
    <meta:document-statistic meta:object-count="34"/>
  </office:meta>
</office:document-meta>
</file>